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3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6" style:parent-style-name="Normalny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 fo:language="en" fo:country="US"/>
    </style:style>
    <style:style style:name="P7" style:parent-style-name="Normalny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 fo:language="en" fo:country="US"/>
    </style:style>
    <style:style style:name="P8" style:parent-style-name="Normalny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 fo:language="en" fo:country="US"/>
    </style:style>
    <style:style style:name="P9" style:parent-style-name="Normalny" style:family="paragraph">
      <style:paragraph-properties fo:margin-left="0.9833in">
        <style:tab-stops/>
      </style:paragraph-properties>
      <style:text-properties fo:font-size="12pt" style:font-size-asian="12pt" style:font-size-complex="12pt" fo:language="en" fo:country="US"/>
    </style:style>
    <style:style style:name="P1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T1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Domyślnaczcionkaakapitu" style:family="text">
      <style:text-properties fo:font-size="12pt" style:font-size-asian="12pt" style:font-size-complex="12pt" fo:language="en" fo:country="US"/>
    </style:style>
    <style:style style:name="T16" style:parent-style-name="Hiperłącze" style:family="text">
      <style:text-properties fo:font-size="12pt" style:font-size-asian="12pt" style:font-size-complex="12pt" fo:language="en" fo:country="US"/>
    </style:style>
    <style:style style:name="P17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ny" style:family="paragraph">
      <style:text-properties fo:font-size="12pt" style:font-size-asian="12pt" style:font-size-complex="12pt"/>
    </style:style>
    <style:style style:name="P19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21" style:parent-style-name="Normalny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 fo:language="en" fo:country="US"/>
    </style:style>
    <style:style style:name="P22" style:parent-style-name="Normalny" style:family="paragraph">
      <style:paragraph-properties fo:margin-left="0.9833in">
        <style:tab-stops/>
      </style:paragraph-properties>
      <style:text-properties fo:font-size="12pt" style:font-size-asian="12pt" style:font-size-complex="12pt" fo:language="en" fo:country="US"/>
    </style:style>
    <style:style style:name="T23" style:parent-style-name="Domyślnaczcionkaakapitu" style:family="text">
      <style:text-properties fo:font-size="12pt" style:font-size-asian="12pt" style:font-size-complex="12pt" fo:language="en" fo:country="US"/>
    </style:style>
    <style:style style:name="T24" style:parent-style-name="Domyślnaczcionkaakapitu" style:family="text">
      <style:text-properties fo:font-size="12pt" style:font-size-asian="12pt" style:font-size-complex="12pt"/>
    </style:style>
    <style:style style:name="P25" style:parent-style-name="Normalny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T26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Domyślnaczcionkaakapitu" style:family="text">
      <style:text-properties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P29" style:parent-style-name="Normalny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ny" style:family="paragraph">
      <style:paragraph-properties fo:text-indent="0.4916in"/>
      <style:text-properties fo:font-size="12pt" style:font-size-asian="12pt" style:font-size-complex="12pt"/>
    </style:style>
    <style:style style:name="P31" style:parent-style-name="Normalny" style:family="paragraph">
      <style:paragraph-properties fo:margin-left="0.4916in" fo:text-indent="0.4916in">
        <style:tab-stops/>
      </style:paragraph-properties>
    </style:style>
    <style:style style:name="T32" style:parent-style-name="Domyślnaczcionkaakapitu" style:family="text">
      <style:text-properties fo:font-size="12pt" style:font-size-asian="12pt" style:font-size-complex="12pt"/>
    </style:style>
    <style:style style:name="T33" style:parent-style-name="Hiperłącze" style:family="text">
      <style:text-properties fo:font-size="12pt" style:font-size-asian="12pt" style:font-size-complex="12pt"/>
    </style:style>
    <style:style style:name="T34" style:parent-style-name="Domyślnaczcionkaakapitu" style:family="text">
      <style:text-properties fo:font-size="12pt" style:font-size-asian="12pt" style:font-size-complex="12pt"/>
    </style:style>
    <style:style style:name="T35" style:parent-style-name="Domyślnaczcionkaakapitu" style:family="text">
      <style:text-properties fo:font-size="12pt" style:font-size-asian="12pt" style:font-size-complex="12pt"/>
    </style:style>
    <style:style style:name="T36" style:parent-style-name="Domyślnaczcionkaakapitu" style:family="text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T38" style:parent-style-name="Domyślnaczcionkaakapitu" style:family="text">
      <style:text-properties fo:font-size="12pt" style:font-size-asian="12pt" style:font-size-complex="12pt"/>
    </style:style>
    <style:style style:name="T39" style:parent-style-name="Domyślnaczcionkaakapitu" style:family="text">
      <style:text-properties fo:font-size="12pt" style:font-size-asian="12pt" style:font-size-complex="12pt"/>
    </style:style>
    <style:style style:name="T40" style:parent-style-name="Hiperłącze" style:family="text">
      <style:text-properties fo:font-size="12pt" style:font-size-asian="12pt" style:font-size-complex="12pt"/>
    </style:style>
    <style:style style:name="T41" style:parent-style-name="Domyślnaczcionkaakapitu" style:family="text">
      <style:text-properties fo:font-size="12pt" style:font-size-asian="12pt" style:font-size-complex="12pt"/>
    </style:style>
    <style:style style:name="T42" style:parent-style-name="Domyślnaczcionkaakapitu" style:family="text">
      <style:text-properties fo:font-size="12pt" style:font-size-asian="12pt" style:font-size-complex="12pt"/>
    </style:style>
    <style:style style:name="T43" style:parent-style-name="Domyślnaczcionkaakapitu" style:family="text">
      <style:text-properties fo:font-size="12pt" style:font-size-asian="12pt" style:font-size-complex="12pt"/>
    </style:style>
    <style:style style:name="P44" style:parent-style-name="Normalny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Dokumentacja dla projektu ASP.NET MVC – „Drumkits Store”</text:p>
      <text:p text:style-name="P2"/>
      <text:p text:style-name="Normalny"><text:span text:style-name="T3">1. Wymagania do instalacji projektu</text:span></text:p>
      <text:p text:style-name="P4">- Visual Studio<text:s/></text:p>
      <text:p text:style-name="P5">-Pakiety Microsoft EntityFramework:</text:p>
      <text:p text:style-name="P6">- Microsoft.EntityFrameworkCore (9.0.0)</text:p>
      <text:p text:style-name="P7">- Microsoft.EntityFrameworkCore.Design (9.0.0)</text:p>
      <text:p text:style-name="P8">- Microsoft.EntityFrameworkCore.SqlServer (9.0.0)</text:p>
      <text:p text:style-name="P9">- Microsoft.EntityFrameworkCore.Tools (9.0.0)</text:p>
      <text:p text:style-name="P10">- Microsoft .NET 9 (9.0.102) SDK (jeżeli nie został wcześniej zainstalowany wraz z Visual Studio)<text:line-break/>- Microsoft SQL Server 2022<text:line-break/>- SQL Server Management Studio 20.2<text:line-break/>-Przeglądarka internetowa wspierająca wykorzystywane technologie (Chrome, Edge, Firefox)</text:p>
      <text:p text:style-name="P11"/>
      <text:p text:style-name="P12">2. Instalacja projektu</text:p>
      <text:p text:style-name="P13">Sklonowanie repozytorium z GitHub:</text:p>
      <text:p text:style-name="Normalny"><text:span text:style-name="T14"><text:tab/></text:span><text:span text:style-name="T15">git clone<text:s/></text:span><text:a xlink:href="https://github.com/matl0202/bdwai-project.git" office:target-frame-name="_top" xlink:show="replace"><text:span text:style-name="T16">https://github.com/matl0202/bdwai-project.git</text:span></text:a></text:p>
      <text:p text:style-name="P17">Konfiguracja środowiska przy pierwszym uruchomieniu:</text:p>
      <text:p text:style-name="P18"><text:tab/>dotnet restore</text:p>
      <text:p text:style-name="P19">Skonfigurowanie bazy danych:</text:p>
      <text:p text:style-name="P20">W pliku appsettings.json należy zmienić nazwę<text:s/>serwera na własną (Server=”…”):</text:p>
      <text:p text:style-name="P21">"ConnectionStrings": {</text:p>
      <text:p text:style-name="P22">"DefaultConnection": "Server=nazwaserwera;Database=DrumkitStoreDb;<text:line-break/>Trusted_Connection=True;TrustServerCertificate=True;"</text:p>
      <text:p text:style-name="Normalny"><text:span text:style-name="T23"><text:tab/></text:span><text:span text:style-name="T24">Migracja bazy danych:</text:span></text:p>
      <text:p text:style-name="P25">dotnet ef database update</text:p>
      <text:p text:style-name="Normalny"><text:span text:style-name="T26">Uruchomienie aplikacji:</text:span><text:span text:style-name="T27"><text:line-break/></text:span><text:span text:style-name="T28"><text:tab/>dotnet run (bądź bezpośredni korzystając z opcji „Run” w Visual Studio)</text:span></text:p>
      <text:soft-page-break/>
      <text:p text:style-name="P29">3. Testowi użytkownicy:</text:p>
      <text:p text:style-name="P30">Konto administratora:<text:s/></text:p>
      <text:p text:style-name="P31"><text:span text:style-name="T32">Adres e-mail:<text:s/></text:span><text:a xlink:href="mailto:admin@email.com" office:target-frame-name="_top" xlink:show="replace"><text:span text:style-name="T33">admin@email.com</text:span></text:a><text:span text:style-name="T34"><text:s/></text:span><text:span text:style-name="T35"><text:line-break/></text:span><text:span text:style-name="T36"><text:tab/>Hasło: admin123</text:span></text:p>
      <text:p text:style-name="P37"><text:tab/>Konto użytkownika:</text:p>
      <text:p text:style-name="Normalny"><text:span text:style-name="T38"><text:tab/></text:span><text:span text:style-name="T39"><text:tab/>Adres e-mail:<text:s/></text:span><text:a xlink:href="mailto:user@email.com" office:target-frame-name="_top" xlink:show="replace"><text:span text:style-name="T40">user@email.com</text:span></text:a><text:span text:style-name="T41"><text:line-break/></text:span><text:span text:style-name="T42"><text:tab/></text:span><text:span text:style-name="T43"><text:tab/>Hasło: user123</text:span></text:p>
      <text:p text:style-name="P44">4. Opisz działania aplikacji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 NV</meta:initial-creator>
    <dc:creator>T NV</dc:creator>
    <meta:creation-date>2025-01-14T02:05:00Z</meta:creation-date>
    <dc:date>2025-01-16T23:32:00Z</dc:date>
    <meta:template xlink:href="Normal.dotm" xlink:type="simple"/>
    <meta:editing-cycles>68</meta:editing-cycles>
    <meta:editing-duration>PT28020S</meta:editing-duration>
    <meta:document-statistic meta:page-count="2" meta:paragraph-count="2" meta:word-count="214" meta:character-count="1500" meta:row-count="10" meta:non-whitespace-character-count="1288"/>
  </office:meta>
</office:document-meta>
</file>